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p text:style-name="P1">Week 1 sectie 5,6 en 7</text:p>
      <text:p text:style-name="P2"/>
      <text:p text:style-name="P3"/>
      <text:p text:style-name="P4">6</text:p>
      <text:p text:style-name="Normal">De @import regel doet dat je iconen die je niet hebt kan gebruiken door de link te connecten</text:p>
      <text:p text:style-name="Normal"/>
      <text:p text:style-name="Normal"/>
      <text:p text:style-name="Normal">7</text:p>
      <text:p text:style-name="Normal">De beste manier van testen is als je een functie hebt gemaakt die functie checken en kijken of je fouten zie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k .</meta:initial-creator>
    <dc:creator>mick .</dc:creator>
    <meta:creation-date>2022-12-07T09:18:00Z</meta:creation-date>
    <dc:date>2022-12-07T09:23:00Z</dc:date>
    <meta:template xlink:href="Normal" xlink:type="simple"/>
    <meta:editing-cycles>1</meta:editing-cycles>
    <meta:editing-duration>PT300S</meta:editing-duration>
    <meta:document-statistic meta:page-count="1" meta:paragraph-count="1" meta:word-count="36" meta:character-count="234" meta:row-count="1" meta:non-whitespace-character-count="199"/>
  </office:meta>
</office:document-meta>
</file>